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WenQuanYi Bitmap Song" svg:font-family="'WenQuanYi Bitmap Song', 文鼎PL細上海宋Uni, 宋体" style:font-adornments="标准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文鼎PL細上海宋Uni" svg:font-family="文鼎PL細上海宋Uni" style:font-adornments="标准" style:font-pitch="variable"/>
    <style:font-face style:name="永中宋体" svg:font-family="永中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0.588cm" fo:margin-left="2.628cm" fo:margin-right="0.056cm" table:align="margins"/>
    </style:style>
    <style:style style:name="表格1.A" style:family="table-column">
      <style:table-column-properties style:column-width="13.402cm" style:rel-column-width="42658*"/>
    </style:style>
    <style:style style:name="表格1.B" style:family="table-column">
      <style:table-column-properties style:column-width="7.186cm" style:rel-column-width="22877*"/>
    </style:style>
    <style:style style:name="表格1.A1" style:family="table-cell">
      <style:table-cell-properties fo:padding="0.097cm" fo:border="none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ext_20_body">
      <style:paragraph-properties fo:text-align="end" style:justify-single-word="false"/>
      <style:text-properties style:language-asian="zh" style:country-asian="CN"/>
    </style:style>
    <style:style style:name="P3" style:family="paragraph" style:parent-style-name="Text_20_body">
      <style:text-properties style:font-name="Courier New" fo:font-size="10pt" style:font-name-asian="文鼎PL細上海宋Uni" style:font-size-asian="10pt" style:language-asian="zh" style:country-asian="CN" style:font-size-complex="10pt"/>
    </style:style>
    <style:style style:name="P4" style:family="paragraph" style:parent-style-name="Text_20_body">
      <style:text-properties style:font-name="Courier" fo:font-size="10pt" style:font-size-asian="10pt" style:font-size-complex="10pt"/>
    </style:style>
    <style:style style:name="P5" style:family="paragraph" style:parent-style-name="Text_20_body">
      <style:text-properties fo:color="#000080" style:font-name="Courier New" fo:font-size="10pt" style:font-name-asian="文鼎PL細上海宋Uni" style:font-size-asian="10pt" style:language-asian="zh" style:country-asian="CN" style:font-size-complex="10pt"/>
    </style:style>
    <style:style style:name="P6" style:family="paragraph" style:parent-style-name="Standard">
      <style:text-properties style:language-asian="zh" style:country-asian="CN"/>
    </style:style>
    <style:style style:name="P7" style:family="paragraph" style:parent-style-name="Heading_20_2">
      <style:text-properties style:language-asian="zh" style:country-asian="CN"/>
    </style:style>
    <style:style style:name="P8" style:family="paragraph" style:parent-style-name="Heading_20_3">
      <style:text-properties style:language-asian="zh" style:country-asian="CN"/>
    </style:style>
    <style:style style:name="P9" style:family="paragraph" style:parent-style-name="Table_20_Contents">
      <style:text-properties style:font-name="Courier" style:font-name-asian="Courier"/>
    </style:style>
    <style:style style:name="P10" style:family="paragraph" style:parent-style-name="Standard" style:list-style-name="L3">
      <style:text-properties style:language-asian="zh" style:country-asian="CN"/>
    </style:style>
    <style:style style:name="P11" style:family="paragraph" style:parent-style-name="Standard" style:list-style-name="L3">
      <style:text-properties style:language-asian="zh" style:country-asian="CN"/>
    </style:style>
    <style:style style:name="P12" style:family="paragraph" style:parent-style-name="Standard" style:list-style-name="L3">
      <style:text-properties style:language-asian="zh" style:country-asian="CN"/>
    </style:style>
    <style:style style:name="P13" style:family="paragraph" style:parent-style-name="Standard" style:list-style-name="L3">
      <style:text-properties style:language-asian="zh" style:country-asian="CN"/>
    </style:style>
    <style:style style:name="P14" style:family="paragraph" style:parent-style-name="Standard" style:list-style-name="L3">
      <style:text-properties style:language-asian="zh" style:country-asian="CN"/>
    </style:style>
    <style:style style:name="P15" style:family="paragraph" style:parent-style-name="Standard" style:list-style-name="L3">
      <style:text-properties style:language-asian="zh" style:country-asian="CN"/>
    </style:style>
    <style:style style:name="P16" style:family="paragraph" style:parent-style-name="Standard" style:list-style-name="L3">
      <style:text-properties style:language-asian="zh" style:country-asian="CN"/>
    </style:style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>
      <style:text-properties style:language-asian="zh" style:country-asian="CN"/>
    </style:style>
    <style:style style:name="P23" style:family="paragraph" style:parent-style-name="Text_20_body" style:list-style-name="L2">
      <style:text-properties style:language-asian="zh" style:country-asian="CN"/>
    </style:style>
    <style:style style:name="P24" style:family="paragraph" style:parent-style-name="Text_20_body" style:list-style-name="L2">
      <style:text-properties style:language-asian="zh" style:country-asian="CN"/>
    </style:style>
    <style:style style:name="P25" style:family="paragraph" style:parent-style-name="Text_20_body" style:list-style-name="L2">
      <style:text-properties style:language-asian="zh" style:country-asian="CN"/>
    </style:style>
    <style:style style:name="P26" style:family="paragraph" style:parent-style-name="Text_20_body" style:list-style-name="L2">
      <style:text-properties style:language-asian="zh" style:country-asian="CN"/>
    </style:style>
    <style:style style:name="P27" style:family="paragraph" style:parent-style-name="Text_20_body" style:list-style-name="L2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（xiaq 事后说）被 Zoom.Quiet 逼着写的（引用他自己的话来着），现在再看，发现还写得真就那样……放在版本库里，留个纪念。</text:p>
      <text:h text:style-name="Heading_20_1" text:outline-level="1">Dive Into Python 校对体验</text:h>
      <text:p text:style-name="P2">xiaq</text:p>
      <text:h text:style-name="Heading_20_1" text:outline-level="1">0. 缘起</text:h>
      <text:p text:style-name="P1">Dive Into Python 前前后后一共读了四次——</text:p>
      <text:h text:style-name="Heading_20_2" text:outline-level="2">第一次</text:h>
      <text:p text:style-name="P1">觉得这本书挺好，Dive Into Python从此迅速抢占了我早十分的时间……</text:p>
      <text:h text:style-name="Heading_20_2" text:outline-level="2">第二次</text:h>
      <text:p text:style-name="P1">怎么这么多错别字呢，有的地方明显翻译不对……</text:p>
      <text:p text:style-name="P1">其时我认真地记下了书中的很多bug（手写），然后把一大串bug报告都留在了djangocn.org上（那时有点傻，没有在机器上保留本地副本）。不过djangocn.org好像缺少维护，我的反馈一直没有得到回应。</text:p>
      <text:h text:style-name="Heading_20_2" text:outline-level="2">第三次</text:h>
      <text:p text:style-name="Text_20_body">带着更加挑剔的眼光，把能找到的bug，或者我认为该改的地方直接记在了书上，有朝一日要把它们全部付诸实现……</text:p>
      <text:h text:style-name="Heading_20_2" text:outline-level="2">又到了今年六月</text:h>
      <text:p text:style-name="Text_20_body">我开始寻找负责管理这本书的社区……于是——<text:a xlink:type="simple" xlink:href="http://python.cn/pipermail/python-chinese/2007-June/039690.html"><text:span text:style-name="T2">http://python.cn/pipermail/python-chinese/2007-June/039690.html</text:span></text:a><text:span text:style-name="T1">，我就这样把我在列表的处女贴献给了Dip……</text:span></text:p>
      <text:h text:style-name="P7" text:outline-level="2">第四次</text:h>
      <text:p text:style-name="P1">不用说了，第四次就是正儿八经地对Dip进行全面审读。</text:p>
      <text:p text:style-name="P1">顺便罗嗦一句，我发现审读文档一定要读纸版——一定要读纸版！读电子版时，跳跃的思维会放过很多bug。</text:p>
      <text:p text:style-name="P1">（感慨一句）是Dip让我走进了社区。</text:p>
      <text:h text:style-name="Heading_20_1" text:outline-level="1">1. 信念和原动力</text:h>
      <text:p text:style-name="P1">说来也没什么。当时也没想到为社区作啥贡献；只是一本这么经典的书长期（一年零两个月）缺少维护，其中的错误得不到纠正，实在看不下去。很简单的<text:span text:style-name="T1">一个</text:span>信念，（让我自己也有点意外）支持我不间断地完成了两个多月的修订。</text:p>
      <text:h text:style-name="Heading_20_1" text:outline-level="1">2. 改了些啥呢？</text:h>
      <text:list text:style-name="L1">
        <text:list-item>
          <text:p text:style-name="P17">从标点符号，空格的统一</text:p>
        </text:list-item>
        <text:list-item>
          <text:p text:style-name="P17">消灭语法错误</text:p>
        </text:list-item>
        <text:list-item>
          <text:p text:style-name="P17">到测试样例程序（特别是核实了最后一章的测试结果）</text:p>
        </text:list-item>
        <text:list-item>
          <text:p text:style-name="P17">还有翻译得不妥的地方也一一修改……</text:p>
          <text:list>
            <text:list-item>
              <text:p text:style-name="P17">什么是“翻译得不妥的地方”？只能是“我认为翻译得不妥的地方”。这样的修改比较多，所以必然会有一些是不必要的，甚至是有失偏颇的。但总体意义一定是积极的。</text:p>
            </text:list-item>
          </text:list>
        </text:list-item>
      </text:list>
      <text:h text:style-name="Heading_20_1" text:outline-level="1">3. 团队合作和社区交流</text:h>
      <text:p text:style-name="Text_20_body">这一点有点惭愧，审校的过程中我都把Dip当作了“自个儿的项目”，所以除了在列表里面吼进度以外，少有交流；不过还是特别感谢zq大妈，他给了我不少支持和鼓励。</text:p>
      <text:h text:style-name="Heading_20_1" text:outline-level="1">4. 我是这样用svn的</text:h>
      <text:p text:style-name="Text_20_body">Subversion是一个很强大的工具。虽然没有认真挖掘它的功能了，不过还是利用了两点<text:span text:style-name="T1">。</text:span>其中一点就是，用标准差异（diff）发布修订list。</text:p>
      <text:p text:style-name="Text_20_body">刚开始的时候有点傻，修订list都是手工写的（汗）。慢慢发现，利用用标准差异可以很快地写出修订list，只要作一些简单的替换，像</text:p>
      <text:p text:style-name="P4">-&lt;para&gt;foo bar...&amp;python; word1 word2 word3&lt;/para&gt;</text:p>
      <text:p text:style-name="P4">+&lt;para&gt;bar foo...&amp;python; word1 word2 word2.5 word3&lt;/para&gt;</text:p>
      <text:p text:style-name="Text_20_body">变为</text:p>
      <text:p text:style-name="P4">foo bar...Python word1 word2 word3</text:p>
      <text:p text:style-name="P4">(./) bar foo...Python word1 word2 word2.5 word3</text:p>
      <text:p text:style-name="Text_20_body">当然很多地方还是要手工去做，如用标记出改动的地方等等。如果有足够强大的工具，这一点完全可以自动化；甚至还能自动识别改动所在位置，那就是真正的修订list全自动了（幻想中）……</text:p>
      <text:p text:style-name="Text_20_body">另一条是一个小小的技巧。因为缺少同其他参与过文档项目的成员的交流，我不知道这个技巧是我自己的创造，还是大家早已习以为常。</text:p>
      <text:p text:style-name="Text_20_body">因为svn中的“原子提交”是最小的改动单位，所以我在提交改动时会尽量保证每个提交的“纯洁”——我把改动分为了两类，一类是要写入修订list的，一类是不要写的（如空格、标点符号的改动），以便上面说的利用标准差异创建修订list的做法不会被大量的空格和标点的改动所扰乱。明显，应当先提交第二类改动，再提交第一类。但如果在修改第一次的过程中发现了应该作第二类改动的地方，又想立即修改，改吗？当然要改！不过不是在当前的工作拷贝里面改，而是另外建立一个工作拷贝，把第二类改动全部改在这个拷贝里面（暂且分别称之为拷贝a和拷贝b）。提交拷贝a中的改动后，再更新拷贝b。借助于svn的合并功能，这种方法可以保持改动的“纯洁”。只是在两种改动交叠的时候需要一点重复劳动。如果有足够强大的工具……</text:p>
      <text:h text:style-name="Heading_20_1" text:outline-level="1">5. 基本经验</text:h>
      <text:p text:style-name="Text_20_body">实践！因为是第一次参与项目，svn, wiki, docbook都没有用过，觉得有点神秘——但只要投入项目实践，很快就会发现，<text:span text:style-name="T1">它们都包含一个界面友好的子集</text:span>，日常的项目工作都可以在这个子集里完成。</text:p>
      <text:h text:style-name="Heading_20_1" text:outline-level="1">6. Ideas</text:h>
      <text:p text:style-name="P1">这些都是在校对的过程中或者在列表中临时想到的一些想法。本来我想称这些想法为“建议”，但考虑到它们如果作为建议，未必可行；即使可行，也未必完备。所以只称之为“想法”。</text:p>
      <text:h text:style-name="P7" text:outline-level="2">Idea #1 项目广播</text:h>
      <text:p text:style-name="P1">名字有点玄，说来也简单，就是定时（每个月，或者每半个月，甚至每个星期），把社区的各个项目拿出来简要总结一下。</text:p>
      <text:h text:style-name="P8" text:outline-level="3">Why？</text:h>
      <text:list text:style-name="L2">
        <text:list-item>
          <text:p text:style-name="P23">很多社区成员不了解社区的项目（发布Dip 5.4b beta时居然有人不知道Dip是啥，让我着实晕了一把）；</text:p>
        </text:list-item>
        <text:list-item>
          <text:p text:style-name="P23">即使了解，一时也不知道如何参与；虽然大多数内容wiki上都有，但wiki毕竟是相对“静态”的，放在相对“动态”的列表里面可能会更好；</text:p>
        </text:list-item>
        <text:list-item>
          <text:p text:style-name="P23">听了上次会课的录音，感觉zq作的Lovely Python的报告那一段挺好——但为什么<text:span text:style-name="T3">只</text:span>放在会课上呢？放到列表里面多宣传鼓动，参与的人可能会更多；</text:p>
        </text:list-item>
        <text:list-item>
          <text:p text:style-name="P23">社区的文档项目里面有不少都是完成80%～90%的……这样的项目往往只需累计十几个小时的维护就能变得完美，但“人在江湖，身不由己”（援引zq的原话），愿意参加项目的人可能今天有空，明天就没空，所以不能让志愿者找项目，要让项目召集志愿者。</text:p>
        </text:list-item>
        <text:list-item>
          <text:p text:style-name="P23">即使是Dip这样的标记为<text:span text:style-name="T1">完成</text:span>100%<text:span text:style-name="T1">的项目其实也需要维护……</text:span></text:p>
        </text:list-item>
      </text:list>
      <text:h text:style-name="P7" text:outline-level="2">Ideal #2 更完善的文档项目参与制度</text:h>
      <text:p text:style-name="P1">目前的文档项目貌似都是直接编辑wiki页报名的（甚至无需报名），参与项目时没有人交代注意事项等等，感觉未必有点……无组织无纪律。</text:p>
      <text:p text:style-name="P1">设想：通过列表报名（这样还可以增加项目的透明度），由项目主持人交代注意事项、文档的排版约定、术语的统一等等，具体做法就是实现准备一份简短的材料，发给参与者即可。固然，这些东西放在wiki上都可以，但前面说过，wiki是相对“静态”的，而且项目主页（像moin/DiveIntoPythonZh）东西太多，只看一两次往往把握不了一些基础性的内容。一份简短的材料可读性更强，更清晰。</text:p>
      <text:p text:style-name="P1">排版约定、术语的统一，还可以作为版本库的一部分。但即使这样，一个邮件可能还是必要的。</text:p>
      <text:h text:style-name="P7" text:outline-level="2">Idea #3 文档翻译项目文件的组织：双语对照</text:h>
      <text:p text:style-name="P1">中文版的文件可以组织成这样的形式（顺手找了Dip中的apihelper.xml作例子）：</text:p>
      <text:p text:style-name="P3">&lt;?xml version="1.0" encoding="utf-8"?&gt;</text:p>
      <text:p text:style-name="P3">&lt;chapter id="apihelper"&gt;</text:p>
      <text:p text:style-name="P3">&lt;?dbhtml filename="power_of_introspection/index.html"?&gt;</text:p>
      <text:p text:style-name="P3">&lt;title&gt;The Power Of Introspection&lt;/title&gt;</text:p>
      <text:p text:style-name="P5">&lt;title_zh&gt;自省的威力&lt;/title_zh&gt;</text:p>
      <text:p text:style-name="P3">&lt;titleabbrev id="apihelper.numberonly"&gt;Chapter 4&lt;/titleabbrev&gt;</text:p>
      <text:p text:style-name="P5">&lt;titleabbrev_zh id="apihelper.numberonly"&gt;第 4 章&lt;/titleabbrev_zh&gt;</text:p>
      <text:p text:style-name="P3">&lt;abstract&gt;</text:p>
      <text:p text:style-name="P3">&lt;title/&gt;</text:p>
      <text:p text:style-name="P3">&lt;para&gt;This chapter covers one of &amp;python;'s strengths: introspection. <text:s/>As you know, &lt;link linkend="odbchelper.objects"&gt;everything in &amp;python; is an object&lt;/link&gt;, and introspection is code looking at other modules and functions in memory as objects, getting information about them, and manipulating them. <text:s/>Along the way, you'll define functions with no name, call functions with arguments out of order, and reference functions whose names you don't even know ahead of time.&lt;/para&gt;</text:p>
      <text:p text:style-name="P5">&lt;para_zh&gt;本章论述了 &amp;python; 众多强大功能之一：自省。正如你所知道的，&lt;link linkend="odbchelper.objects"&gt;&amp;python; 中万物皆对象&lt;/link&gt;，自省是指代码可以查看内存中以对象形式存在的其它模块和函数，获取它们的信息，并对它们进行操作。用这种方法，你可以定义没有名称的函数，不按函数声明的参数顺序调用函数，甚至引用事先并不知道名称的函数。&lt;/para_zh&gt;</text:p>
      <text:p text:style-name="P6">像<text:span text:style-name="T4">&lt;programmlisting&gt;</text:span>这样的tag<text:span text:style-name="T1">当然</text:span>就不用双语对照了。</text:p>
      <text:h text:style-name="Heading_20_3" text:outline-level="3">Why?</text:h>
      <text:list text:style-name="L3">
        <text:list-item>
          <text:p text:style-name="P10">方便校对者——可以直接查看原文，不必在两个文件中跳来跳去；</text:p>
        </text:list-item>
        <text:list-item>
          <text:p text:style-name="P10">甚至提供了这样一种可能：通过适当的预处理，可以编译为：</text:p>
          <text:list>
            <text:list-item>
              <text:p text:style-name="P10">中文版</text:p>
            </text:list-item>
            <text:list-item>
              <text:p text:style-name="P10">英文版</text:p>
            </text:list-item>
            <text:list-item>
              <text:p text:style-name="P10">还有……双语版！像这样：</text:p>
              <text:list>
                <text:list-item>
                  <text:p text:style-name="P10">弱弱的双语对照：一段中文一段英文。预处理——直接删去tag中的_zh即可<text:line-break/>E-------------------------<text:line-break/>------.<text:span text:style-name="T1"><text:line-break/>中-------------------------<text:line-break/>------。</text:span></text:p>
                </text:list-item>
                <text:list-item>
                  <text:p text:style-name="P10">很好很强大的双语对照：左右对照（注意要求段首对齐）。需要复杂一些的预处理。docbook的正文按段落（&lt;para&gt;...&lt;/para&gt;）组织，至少提供了这种可能。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E--------------------------------------------------------<text:line-break/>----------------------------------------------------------<text:line-break/>----------------------------------------------------------<text:line-break/>-------------------.</text:p>
          </table:table-cell>
          <table:table-cell table:style-name="表格1.A1" office:value-type="string">
            <text:p text:style-name="Table_20_Contents">中---------------------------<text:line-break/>------------------------------<text:line-break/>------------------。</text:p>
          </table:table-cell>
        </table:table-row>
        <table:table-row>
          <table:table-cell table:style-name="表格1.A1" office:value-type="string">
            <text:p text:style-name="Table_20_Contents">E--------------------------------------------------------<text:line-break/>----------------------------------------------------------.</text:p>
            <text:p text:style-name="Table_20_Contents">Program a.b</text:p>
          </table:table-cell>
          <table:table-cell table:style-name="表格1.A1" office:value-type="string">
            <text:p text:style-name="Table_20_Contents">中---------------------------<text:line-break/>----------------。</text:p>
            <text:p text:style-name="Table_20_Contents">程序 a.b</text:p>
          </table:table-cell>
        </table:table-row>
        <table:table-row>
          <table:table-cell table:style-name="表格1.A1" table:number-columns-spanned="2" office:value-type="string">
            <text:p text:style-name="P9">import xxx</text:p>
            <text:p text:style-name="P9">#...</text:p>
            <text:p text:style-name="P9">def main():</text:p>
            <text:p text:style-name="P9">#...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WenQuanYi Bitmap Song" svg:font-family="'WenQuanYi Bitmap Song', 文鼎PL細上海宋Uni, 宋体" style:font-adornments="标准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文鼎PL細上海宋Uni" svg:font-family="文鼎PL細上海宋Uni" style:font-adornments="标准" style:font-pitch="variable"/>
    <style:font-face style:name="永中宋体" svg:font-family="永中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WenQuanYi Bitmap Song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-asian="WenQuanYi Bitmap Song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Bitmap Song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未命名1" style:family="paragraph" style:parent-style-name="Heading" style:class="text">
      <style:text-properties style:font-name-asian="永中宋体"/>
    </style:style>
    <style:style style:name="未命名2" style:family="paragraph" style:parent-style-name="Heading" style:class="text">
      <style:text-properties style:font-name-asian="永中宋体"/>
    </style:style>
    <style:style style:name="未命名3" style:family="paragraph" style:parent-style-name="Heading" style:class="text">
      <style:text-properties style:font-name-asian="文鼎PL細上海宋Un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6T11:39:27</meta:creation-date>
    <dc:creator>骐 肖</dc:creator>
    <dc:date>2007-10-03T18:00:38</dc:date>
    <dc:language>en-US</dc:language>
    <meta:editing-cycles>295</meta:editing-cycles>
    <meta:editing-duration>PT8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7" meta:word-count="1082" meta:character-count="4518"/>
  </office:meta>
</office:document-meta>
</file>